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900000431E0FA8424.png" manifest:media-type="image/png"/>
  <manifest:file-entry manifest:full-path="Pictures/1000020100000225000001698B342AE1.png" manifest:media-type="image/png"/>
  <manifest:file-entry manifest:full-path="Pictures/100002010000037400000208D8F9BE0D.png" manifest:media-type="image/png"/>
  <manifest:file-entry manifest:full-path="Pictures/1000020100000386000005158B665F60.png" manifest:media-type="image/png"/>
  <manifest:file-entry manifest:full-path="Pictures/10000201000002EE000001A1B9B3414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 svg:font-family=""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master-page-name="Standard">
      <style:paragraph-properties fo:text-align="justify" style:justify-single-word="false" style:page-number="auto"/>
      <style:text-properties style:font-name="Arial" fo:font-size="32pt" style:font-size-asian="32pt" style:font-size-complex="32pt"/>
    </style:style>
    <style:style style:name="P3" style:family="paragraph" style:parent-style-name="Standard">
      <style:paragraph-properties fo:text-align="center" style:justify-single-word="false"/>
      <style:text-properties style:font-name="Arial" fo:font-size="32pt" style:font-size-asian="32pt" style:font-size-complex="32pt"/>
    </style:style>
    <style:style style:name="P4" style:family="paragraph" style:parent-style-name="Standard">
      <style:paragraph-properties fo:text-align="center" style:justify-single-word="false"/>
      <style:text-properties style:font-name="Arial" fo:font-size="16pt" style:font-size-asian="14pt" style:font-size-complex="16pt"/>
    </style:style>
    <style:style style:name="P5"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6"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7" style:family="paragraph" style:parent-style-name="Standard">
      <style:paragraph-properties fo:text-align="start" style:justify-single-word="false"/>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list-style-name="">
      <style:paragraph-properties fo:margin-left="0cm" fo:margin-right="0cm" fo:text-align="start" style:justify-single-word="false" fo:text-indent="0cm" style:auto-text-indent="false" style:text-autospace="none"/>
    </style:style>
    <style:style style:name="P10" style:family="paragraph" style:parent-style-name="Text_20_body">
      <style:paragraph-properties fo:text-align="justify" style:justify-single-word="false"/>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3">
      <style:paragraph-properties fo:text-align="justify" style:justify-single-word="false"/>
    </style:style>
    <style:style style:name="P14" style:family="paragraph" style:parent-style-name="Text_20_body" style:list-style-name="L4">
      <style:paragraph-properties fo:text-align="justify" style:justify-single-word="false"/>
    </style:style>
    <style:style style:name="P15" style:family="paragraph" style:parent-style-name="Text_20_body" style:list-style-name="L1">
      <style:paragraph-properties fo:text-align="justify" style:justify-single-word="false"/>
      <style:text-properties style:use-window-font-color="true"/>
    </style:style>
    <style:style style:name="P16" style:family="paragraph" style:parent-style-name="Heading_20_1">
      <style:paragraph-properties fo:text-align="justify" style:justify-single-word="false"/>
    </style:style>
    <style:style style:name="P17" style:family="paragraph" style:parent-style-name="Heading_20_1">
      <style:paragraph-properties fo:text-align="justify" style:justify-single-word="false" fo:break-before="page"/>
    </style:style>
    <style:style style:name="P18" style:family="paragraph" style:parent-style-name="Heading_20_3">
      <style:paragraph-properties fo:text-align="justify" style:justify-single-word="false"/>
    </style:style>
    <style:style style:name="P19" style:family="paragraph" style:parent-style-name="Heading_20_2">
      <style:paragraph-properties fo:text-align="justify" style:justify-single-word="false"/>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5" style:family="paragraph">
      <style:paragraph-properties fo:text-align="justify"/>
      <style:text-properties style:font-name="F" fo:font-size="12pt"/>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style:use-window-font-color="tru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color="#008080"/>
    </style:style>
    <style:style style:name="T9" style:family="text">
      <style:text-properties fo:color="#008080" style:font-name="Monospace" fo:font-size="10pt" style:font-name-asian="Monospace" style:font-size-asian="10pt" style:font-name-complex="Monospace" style:font-size-complex="10pt"/>
    </style:style>
    <style:style style:name="T10" style:family="text">
      <style:text-properties fo:color="#3f7f7f"/>
    </style:style>
    <style:style style:name="T11" style:family="text">
      <style:text-properties fo:color="#3f7f7f" style:font-name="Monospace" fo:font-size="10pt" style:font-name-asian="Monospace" style:font-size-asian="10pt" style:font-name-complex="Monospace" style:font-size-complex="10pt"/>
    </style:style>
    <style:style style:name="T12" style:family="text">
      <style:text-properties fo:color="#7f007f"/>
    </style:style>
    <style:style style:name="T13" style:family="text">
      <style:text-properties fo:color="#7f007f" style:font-name="Monospace" fo:font-size="10pt" style:font-name-asian="Monospace" style:font-size-asian="10pt" style:font-name-complex="Monospace" style:font-size-complex="10pt"/>
    </style:style>
    <style:style style:name="T14" style:family="text">
      <style:text-properties fo:color="#000000"/>
    </style:style>
    <style:style style:name="T15" style:family="text">
      <style:text-properties fo:color="#000000" style:font-name="Monospace" fo:font-size="10pt" style:font-name-asian="Monospace" style:font-size-asian="10pt" style:font-name-complex="Monospace" style:font-size-complex="10pt"/>
    </style:style>
    <style:style style:name="T16" style:family="text">
      <style:text-properties fo:color="#000000" style:font-name-asian="Monospace" style:font-name-complex="Monospace"/>
    </style:style>
    <style:style style:name="T17" style:family="text">
      <style:text-properties fo:color="#000000" fo:font-weight="bold" style:font-name-asian="Monospace" style:font-weight-asian="bold" style:font-name-complex="Monospace" style:font-weight-complex="bold"/>
    </style:style>
    <style:style style:name="T18" style:family="text">
      <style:text-properties fo:color="#2a00ff" fo:font-style="italic" style:font-style-asian="italic" style:font-style-complex="italic"/>
    </style:style>
    <style:style style:name="T19"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20" style:family="text">
      <style:text-properties style:font-name="Monospace" fo:font-size="10pt" style:font-name-asian="Monospace" style:font-size-asian="10pt" style:font-name-complex="Monospace" style:font-size-complex="10pt"/>
    </style:style>
    <style:style style:name="T21"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center" style:horizontal-rel="paragraph" fo:padding="0cm" fo:border="none" style:shadow="none"/>
    </style:style>
    <style:style style:name="fr3" style:family="graphic" style:parent-style-name="Frame">
      <style:graphic-properties style:vertical-pos="top" style:vertical-rel="paragraph-content" style:horizontal-pos="center"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Microbit</text:p>
      <text:p text:style-name="P4"/>
      <text:p text:style-name="P4">Software per la gestione di micro-pagamenti in Bitcoin</text:p>
      <text:p text:style-name="P4"/>
      <text:p text:style-name="P4"/>
      <text:p text:style-name="P5">Martino Salvetti, 149722</text:p>
      <text:p text:style-name="P5"/>
      <text:p text:style-name="P5">Web Architectures</text:p>
      <text:p text:style-name="P5">prof. Marco Ronchetti</text:p>
      <text:p text:style-name="P5"/>
      <text:p text:style-name="P5"/>
      <text:p text:style-name="P5"/>
      <text:p text:style-name="P5"/>
      <text:p text:style-name="P5"/>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21">Introduzione<text:tab/>2</text:p>
          <text:p text:style-name="P20">Obiettivi e descrizione del progetto<text:tab/>2</text:p>
          <text:p text:style-name="P21">Analisi dei requisiti<text:tab/>2</text:p>
          <text:p text:style-name="P20">Descrizione<text:tab/>2</text:p>
          <text:p text:style-name="P22">Attori – utenti del sistema<text:tab/>2</text:p>
          <text:p text:style-name="P22">Entità del sistema<text:tab/>3</text:p>
          <text:p text:style-name="P22">Azioni possibili<text:tab/>3</text:p>
          <text:p text:style-name="P20">Requisiti funzionali<text:tab/>3</text:p>
          <text:p text:style-name="P20">Requisiti non funzionali<text:tab/>3</text:p>
          <text:p text:style-name="P21">Progettazione<text:tab/>4</text:p>
          <text:p text:style-name="P20">Use Case Diagram<text:tab/>4</text:p>
          <text:p text:style-name="P20">Architettura<text:tab/>4</text:p>
          <text:p text:style-name="P20">Schema del Database<text:tab/>5</text:p>
          <text:p text:style-name="P20">Progettazione delle classi<text:tab/>6</text:p>
          <text:p text:style-name="P22">Organizzazione del deployment dei vari livelli logici<text:tab/>9</text:p>
          <text:p text:style-name="P23">Il livello persistente<text:tab/>9</text:p>
          <text:p text:style-name="P23">Application server<text:tab/>9</text:p>
          <text:p text:style-name="P23">Interfaccia<text:tab/>10</text:p>
          <text:p text:style-name="P22">Pattern utilizzati<text:tab/>10</text:p>
        </text:index-body>
      </text:table-of-content>
      <text:p text:style-name="P7"/>
      <text:h text:style-name="P17" text:outline-level="1">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conti degli utenti e i relativi trasferimenti fra gli utenti stessi e con tutta la rete Bitcoin.</text:p>
      <text:p text:style-name="P1">L'applicazione tiene traccia delle transazioni interne (fra gli utenti) ed esterne (attraverso la rete Bitcoin) al server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24"><text:span text:style-name="T21">it.bitcoin.it Ref </text:span></text:p></office:annotation>; esso è basato sull'idea dell'uso della crittografia per controllare la creazione e il trasferimento di moneta, invece di appoggiarsi ad autorità centrali. Ad oggi, un Bitcoin (BTC) è valutato 14€<office:annotation><dc:creator>Martino Salvetti</dc:creator><dc:date>2013-01-24T18:22:01</dc:date><text:p text:style-name="P24"><text:span text:style-name="T21">Ref mtgox.com, 24/1/13</text:span></text:p></office:annotation>, il valore è determinato unicamente dalle offerte di altre valute e beni e servizi in cambio di Bitcoin, cioè esso segue il libero mercato.</text:p>
      <text:h text:style-name="P19"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24"><text:span text:style-name="T21">Ref https://en.bitcoin.it/wiki/Transaction_fee#Rules_for_calculating_minimum_fees</text:span></text:p></office:annotation>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h text:style-name="P16" text:outline-level="1">Analisi dei requisiti</text:h>
      <text:p text:style-name="P1">In questo capitolo vengono definiti e motivati i requisiti dell'applicazione che andranno a delineare le funzioni progettate e implementate.</text:p>
      <text:h text:style-name="P19" text:outline-level="2">Descrizione</text:h>
      <text:p text:style-name="P1">Si è partiti analizzando ad alto livello l'applicazione web da realizzare; la caratteristica principale riguarda la possibilità di effettuare dei trasferimenti di valuta (Bitcoin) fra gli utenti del sito.</text:p>
      <text:h text:style-name="P18" text:outline-level="3">Attori – utenti del sistema</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 Queste caratteristiche derivano dal design della rete Bitcoin. Si è scelto di mantenere il più possibile continuità con le <text:soft-page-break/>caratteristiche di tale rete P2P su cui il sito è basato.</text:p>
      <text:h text:style-name="P18" text:outline-level="3">Entità del sistema</text:h>
      <text:p text:style-name="P1">Le entità con cui l'utente può interagire sono:</text:p>
      <text:list xml:id="list2034052907" text:style-name="L4">
        <text:list-item>
          <text:p text:style-name="P14"><text:span text:style-name="T3">transazioni</text:span>: lo scopo dell'applicazione è la creazione di transazioni per permettere il trasferimento di valuta verso gli altri utenti;</text:p>
        </text:list-item>
        <text:list-item>
          <text:p text:style-name="P14"><text:span text:style-name="T3">rubrica</text:span>: semplifica il compito dell'utente diminuendo la probabilità di errore;</text:p>
        </text:list-item>
        <text:list-item>
          <text:p text:style-name="P14"><text:span text:style-name="T3">history</text:span>: l'utente potrà consultare una lista delle precedenti transazioni effettuate e ricevute.</text:p>
        </text:list-item>
      </text:list>
      <text:h text:style-name="P18"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d <text:span text:style-name="T4">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emplificare l'uso dei Bitcoin, considerata l'alta instabilità del loro valore, l'applicazione permetterà di consultare in modo veloce il valore di cambio con altre valute (Euro e Dollaro). Esso sarà ottenuto, in tempo reale, da Mtgox<office:annotation><dc:creator>Martino Salvetti</dc:creator><dc:date>2013-01-28T14:20:12</dc:date><text:p text:style-name="P27"><text:span text:style-name="T21">Ref: mtgox.com</text:span></text:p></office:annotation>: portale che gestisce l'80% della compravendita mondiale di Bitcoin.</text:p>
      <text:h text:style-name="P19" text:outline-level="2">Requisiti funzionali</text:h>
      <text:p text:style-name="P1">I requisiti funzionali derivano direttamente dalle azioni che gli utenti dovranno poter effettuare:</text:p>
      <text:list xml:id="list953216674" text:style-name="L1">
        <text:list-item>
          <text:p text:style-name="P11">l'invio dei pagamenti verso utenti dell'applicazione web e verso utenti esterni della rete Bitcoin;</text:p>
        </text:list-item>
        <text:list-item>
          <text:p text:style-name="P11">fornire una rubrica che permetta di assegnare un nome a un indirizzo Bitcoin oppure a un id Microbit;</text:p>
        </text:list-item>
        <text:list-item>
          <text:p text:style-name="P15">visualizzazione dei pagamenti effettuati e degli accrediti ricevuti;</text:p>
        </text:list-item>
        <text:list-item>
          <text:p text:style-name="P15">Gestione del login e del logout, protetto mediante password;</text:p>
        </text:list-item>
        <text:list-item>
          <text:p text:style-name="P11"><text:span text:style-name="T2">consultazione del valore della valuta Bitcoin.</text:span></text:p>
        </text:list-item>
      </text:list>
      <text:h text:style-name="P19" text:outline-level="2">Requisiti non funzionali</text:h>
      <text:p text:style-name="P1">Prendendo in considerazione il tipo di applicazione è evidente come la <text:span text:style-name="T3">sicurezza</text:span> (1) ricopra una 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Un altro requisito riguarda la <text:span text:style-name="T3">riservatezza</text:span> (2); verranno memorizzati solo i dati indispensabili. Nei limiti del possibile, non dovrebbe essere possibile risalire all'identità di un utente utilizzando i dati forniti da Microbit, (ad esclusione dei casi previsti dalla legge).</text:p>
      <text:h text:style-name="P16" text:outline-level="1"><text:soft-page-break/>Progettazione</text:h>
      <text:h text:style-name="P19" text:outline-level="2">Use Case Diagram</text:h>
      <text:p text:style-name="P1">Il diagramma dei casi d'uso rappresenta le azioni che gli attori del sistema possono compiere. In questo caso, come anticipato nel capitolo precedente, esiste un unico attore.</text:p>
      <text:h text:style-name="P19" text:outline-level="2"><draw:frame draw:style-name="fr1" draw:name="Cornice1" text:anchor-type="paragraph" svg:x="0cm" svg:y="0.199cm" svg:width="17cm" style:rel-width="100%" draw:z-index="0"><draw:text-box fo:min-height="8.456cm"><text:p text:style-name="Caption"><draw:frame draw:style-name="fr4" draw:name="immagini1" text:anchor-type="paragraph" svg:width="17cm" svg:height="9.451cm" draw:z-index="1"><draw:image xlink:href="Pictures/10000201000002EE000001A1B9B34145.png" xlink:type="simple" xlink:show="embed" xlink:actuate="onLoad"/></draw:frame><text:span text:style-name="T3">Immagine 1</text:span>: Use case diagram</text:p><text:p text:style-name="Caption"/></draw:text-box></draw:frame>Architettura</text:h>
      <text:p text:style-name="P1">Il progetto è stato sviluppato seguendo una precisa divisione in livelli logici. Questa organizzazione presenta vari vantaggi fra cui la manutenibilità del codice e l'indipendenza fra i livelli (fra l'interfaccia e la <text:span text:style-name="T5">business logic</text:span>, o fra la business logic e il DBMS).</text:p>
      <text:p text:style-name="P1">I livelli in cui l'applicazione è suddivisa sono:</text:p>
      <text:list xml:id="list1891419815" text:style-name="L2">
        <text:list-item>
          <text:p text:style-name="P12">l'interfaccia web, implementata mediante delle pagine JSP interfacciate a delle classi JavaBean;</text:p>
        </text:list-item>
        <text:list-item>
          <text:p text:style-name="P12">la <text:span text:style-name="T5">business logic</text:span><text:span text:style-name="T7">, implementata usando la tecnologia EJB 3.1</text:span>;</text:p>
        </text:list-item>
        <text:list-item>
          <text:p text:style-name="P12">il livello di persistenza, implementato attraverso Hibernate e il DBMS MySQL.</text:p>
        </text:list-item>
      </text:list>
      <text:h text:style-name="P19" text:outline-level="2"><text:soft-page-break/>Schema del Database</text:h>
      <text:p text:style-name="P1"><draw:frame draw:style-name="fr3" draw:name="Cornice2" text:anchor-type="paragraph" svg:width="17cm" style:rel-width="100%" draw:z-index="5"><draw:text-box fo:min-height="2.725cm"><text:p text:style-name="Caption"><draw:frame draw:style-name="fr5" draw:name="immagini2" text:anchor-type="paragraph" svg:width="17cm" svg:height="11.178cm" draw:z-index="6"><draw:image xlink:href="Pictures/1000020100000225000001698B342AE1.png" xlink:type="simple" xlink:show="embed" xlink:actuate="onLoad"/></draw:frame><text:span text:style-name="T3">Immagine 2</text:span>: diagramma ER</text:p><text:p text:style-name="Caption"/></draw:text-box></draw:frame>Sono state identificate 3 entità logiche che verranno gestite dal livello di persistenza:</text:p>
      <text:list xml:id="list1262578401" text:style-name="L3">
        <text:list-item>
          <text:p text:style-name="P13"><text:span text:style-name="T3">User</text:span>: l'utente registrato. Il sito gestirà le sessioni degli utenti, necessita quindi di un record per ogni utente registrato all'interno del database. Come si può notare dall'immagine 2, gli utenti non sono identificati da un <text:span text:style-name="T5">username</text:span>, ma sono associato ad un <text:span text:style-name="T5">id</text:span> numerico. Questa scelta risponde a entrambi i requisiti non funzionali: aumenta il livello di <text:span text:style-name="T4">sicurezza</text:span>, perché rende più difficile utilizzare le coppie username e password ruba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5">B address</text:span>, o <text:span text:style-name="T5">deposit_address</text:span>, rappresenta l'indirizzo Bitcoin su cui l'utente deve effettuare i versamenti per aggiungere fondi al proprio account. Data l'unicità dell'indirizzo e la sua reperibilità (dopo aver effettuato un versamento esso rimane nello storico della transazioni) si è scelto di utilizzarlo – in sostituzione all'id numerico – per identificare l'utente univocamente, sia in fase di login sia per quanto riguarda le transazioni.</text:p>
        </text:list-item>
        <text:list-item>
          <text:p text:style-name="P13"><text:span text:style-name="T3">Contact</text:span>: contiene le rubriche. È un'entità debole perché id della tabella <text:span text:style-name="T5">User</text:span> è parte della chiave. Per ogni utente può memorizzare un <text:span text:style-name="T5">set</text:span> di contatti, cioè coppie <text:span text:style-name="T5">alias</text:span>, <text:span text:style-name="T5">address</text:span>. Per address si intende sia un indirizzo Bitcoin (di un utente di Microbit oppure un indirizzo esterno), sia un id numerico associato a un utente.</text:p>
        </text:list-item>
        <text:list-item>
          <text:p text:style-name="P13"><text:span text:style-name="T3">History</text:span>: le transazioni avvenute. Sono divise in effettuate e ricevute. Identificate da un id memorizzano un timestamp, la valuta trasferita e la commissione sostenuta.</text:p>
        </text:list-item>
        <text:list-item>
          <text:p text:style-name="P13"><text:span text:style-name="T3">Dict</text:span>: è una tabella utilizzata coma HashMap generica (<text:span text:style-name="T3">key</text:span>: VARCHAR(20); <text:span text:style-name="T3">value</text:span>: VARCHAR(100)). Essa viene utilizzata dal livello <text:span text:style-name="T5">business logic</text:span> per l'immagazzinamento <text:soft-page-break/>arbitrario di dati sotto forma di stringhe.</text:p>
        </text:list-item>
      </text:list>
      <text:p text:style-name="P1">Nel file <text:span text:style-name="T3">create_database.sql.txt</text:span> presente nella cartella del progetto è riportato il codice SQL necessario per creare lo schema del database.</text:p>
      <text:h text:style-name="P19" text:outline-level="2">Progettazione delle classi</text:h>
      <text:p text:style-name="P1">La progettazione della classi è stata suddivisa in più passaggi: partendo dalla suddivisione in livelli seguendo il pattern MVC e poi proseguendo nella definizione di ogni livello nello specifico.</text:p>
      <text:p text:style-name="P1"><draw:frame draw:style-name="fr2" draw:name="Cornice3" text:anchor-type="paragraph" svg:width="17cm" style:rel-width="100%" draw:z-index="2"><draw:text-box fo:min-height="4.09cm"><text:p text:style-name="Caption"><draw:frame draw:style-name="fr4" draw:name="immagini3" text:anchor-type="paragraph" svg:width="17cm" svg:height="9.999cm" draw:z-index="3"><draw:image xlink:href="Pictures/100002010000037400000208D8F9BE0D.png" xlink:type="simple" xlink:show="embed" xlink:actuate="onLoad"/></draw:frame><text:span text:style-name="T3">Immagine 3</text:span>: class diagram di microbit.model.</text:p><text:p text:style-name="Caption"/></draw:text-box></draw:frame>Dal diagramma ER relativo allo schema del database derivano direttamente le classi del package <text:span text:style-name="T5">microbit.model</text:span>; esse sono una mappatura 1:1 delle tabelle. Sono evidenziate le relazioni, anch'esse definite nel diagramma ER e nello schema del database. Possiamo notare come la relazione UserP – ContactP sia una composizione, mentre la relazione UserP – HistoryP sia una semplice aggregazione. Il motivo della differenza risiede nel fatto che la rubrica appartiene solo a un utente, e il resto del sistema non è affetto dalla sua esistenza o meno; invece, un oggetto HistoryP può coinvolgere due diversi utenti e mantiene informazioni che riguardano lo spostamento di valuta nel sistema e verso l'esterno.</text:p>
      <text:p text:style-name="P1"><draw:frame draw:style-name="fr3" draw:name="Cornice5" text:anchor-type="paragraph" svg:width="17cm" style:rel-width="100%" draw:z-index="4"><draw:text-box fo:min-height="2.9cm"><text:p text:style-name="Caption"><draw:frame draw:style-name="fr6" draw:name="immagini4" text:anchor-type="paragraph" svg:width="17cm" svg:height="24.52cm" draw:z-index="7"><draw:image xlink:href="Pictures/1000020100000386000005158B665F60.png" xlink:type="simple" xlink:show="embed" xlink:actuate="onLoad"/></draw:frame><text:span text:style-name="T3">Immagine 4</text:span>: class diagram del package microbit.control</text:p><text:p text:style-name="Caption"/></draw:text-box></draw:frame><text:soft-page-break/></text:p>
      <text:p text:style-name="P1"><text:soft-page-break/>Il package microbit.control racchiude la business logic della applicazione. Esso è formato da alcune normali classi Java e da altre classi che implementano degli Enterprise Java Bean; queste ultime hanno il suffisso Bean nel nome. Fra le altre classi possiamo notare quelle che costituiscono l'interfaccia con il client Bitcoin (<text:span text:style-name="T5">Bitcoin</text:span>, <text:span text:style-name="T5">BitcoinTransactionIterator</text:span>, <text:span text:style-name="T6">BitcoinConnectionException</text:span> e <text:span text:style-name="T5">Transactions</text:span>); l'interfaccia con il sito MtGox.com e una che fornisce una primitiva per calcolare l'HMAC.</text:p>
      <text:p text:style-name="Text_20_body"><draw:frame draw:style-name="fr3" draw:name="Cornice4" text:anchor-type="paragraph" svg:width="17cm" style:rel-width="100%" draw:z-index="8"><draw:text-box fo:min-height="4.256cm"><text:p text:style-name="Caption"><draw:frame draw:style-name="fr5" draw:name="immagini5" text:anchor-type="paragraph" svg:width="17cm" svg:height="20.518cm" draw:z-index="9"><draw:image xlink:href="Pictures/100002010000037900000431E0FA8424.png" xlink:type="simple" xlink:show="embed" xlink:actuate="onLoad"/></draw:frame><text:span text:style-name="T3">Immagine 5</text:span>: class diagram del package microbit.controlinterface e delle pagine JSP</text:p><text:p text:style-name="Caption"/></draw:text-box></draw:frame></text:p>
      <text:p text:style-name="P1"><text:soft-page-break/>L'interfaccia è suddivisa in pagine JSP e in classi Java (Java Bean e comuni classi) per ridurre al minimo il codice Java all'interno delle pagine JSP. Gli oggetti Java Bean sono parzialmente integrati con le pagine JSP e permettono un'integrazione abbastanza elegante se progettati in maniera opportuna.</text:p>
      <text:h text:style-name="Heading_20_3" text:outline-level="3">Organizzazione del deployment dei vari livelli logici</text:h>
      <text:h text:style-name="Heading_20_4" text:outline-level="4">Il livello persistente</text:h>
      <text:p text:style-name="P1"><office:annotation><dc:creator>Martino Salvetti</dc:creator><dc:date>2013-01-29T20:59:49</dc:date><text:p text:style-name="P25"><text:span text:style-name="T22">(Tecnologie per i vari strati, https, certificati)</text:span></text:p></office:annotation>Lo strato persistente è basato su Hibernate e MySQL. La mappatura fra classi POJO e tabelle dello schema del database è stata effettuata manualmente tramite dei file XML.</text:p>
      <text:p text:style-name="P1"><draw:frame draw:style-name="fr3" draw:name="Cornice6" text:anchor-type="paragraph" svg:width="17cm" style:rel-width="100%" draw:z-index="10"><draw:text-box fo:min-height="0.499cm"><text:p text:style-name="P6"><text:span text:style-name="T8"/></text:p><text:p text:style-name="P6"><text:span text:style-name="T8">&lt;</text:span><text:span text:style-name="T10">hibernate-mapping</text:span> <text:span text:style-name="T12">package</text:span><text:span text:style-name="T14">=</text:span><text:span text:style-name="T18">"org.silix.the9ull.microbit.model"</text:span><text:span text:style-name="T8">&gt;</text:span></text:p><text:p text:style-name="P8"><text:span text:style-name="T8">&lt;</text:span><text:span text:style-name="T10">class</text:span> <text:span text:style-name="T12">name</text:span><text:span text:style-name="T14">=</text:span><text:span text:style-name="T18">"UserP"</text:span> <text:span text:style-name="T12">table</text:span><text:span text:style-name="T14">=</text:span><text:span text:style-name="T18">"User"</text:span><text:span text:style-name="T8">&gt;</text:span></text:p><text:p text:style-name="P8"><text:span text:style-name="T8">&lt;</text:span><text:span text:style-name="T10">id</text:span> <text:span text:style-name="T12">name</text:span><text:span text:style-name="T14">=</text:span><text:span text:style-name="T18">"id"</text:span> <text:span text:style-name="T12">type</text:span><text:span text:style-name="T14">=</text:span><text:span text:style-name="T18">"int"</text:span> <text:span text:style-name="T12">column</text:span><text:span text:style-name="T14">=</text:span><text:span text:style-name="T18">"`id`"</text:span> <text:span text:style-name="T8">&gt;</text:span></text:p><text:p text:style-name="P8"><text:span text:style-name="T8">&lt;</text:span><text:span text:style-name="T10">generator</text:span> <text:span text:style-name="T12">class</text:span><text:span text:style-name="T14">=</text:span><text:span text:style-name="T18">"identity"</text:span><text:span text:style-name="T8">/&gt;</text:span></text:p><text:p text:style-name="P8"><text:span text:style-name="T8">&lt;/</text:span><text:span text:style-name="T10">id</text:span><text:span text:style-name="T8">&gt;</text:span></text:p><text:p text:style-name="P8"/><text:p text:style-name="P8"><text:span text:style-name="T8">&lt;</text:span><text:span text:style-name="T10">property</text:span> <text:span text:style-name="T12">name</text:span><text:span text:style-name="T14">=</text:span><text:span text:style-name="T18">"deposit_address"</text:span> <text:span text:style-name="T12">type</text:span><text:span text:style-name="T14">=</text:span><text:span text:style-name="T18">"string"</text:span> <text:span text:style-name="T12">unique</text:span><text:span text:style-name="T14">=</text:span><text:span text:style-name="T18">"true"</text:span><text:span text:style-name="T8">&gt;</text:span></text:p><text:p text:style-name="P9"><text:span text:style-name="T15"><text:tab/></text:span><text:span text:style-name="T9">&lt;</text:span><text:span text:style-name="T11">column</text:span><text:span text:style-name="T20"> </text:span><text:span text:style-name="T13">name</text:span><text:span text:style-name="T15">=</text:span><text:span text:style-name="T19">"`deposit_address`"</text:span><text:span text:style-name="T20"> </text:span><text:span text:style-name="T13">length</text:span><text:span text:style-name="T15">=</text:span><text:span text:style-name="T19">"40"</text:span><text:span text:style-name="T9">/&gt;</text:span><text:span text:style-name="T15"> </text:span></text:p><text:p text:style-name="P9"><text:span text:style-name="T15"/></text:p><text:p text:style-name="Caption"><text:span text:style-name="T17">Codice 1</text:span><text:span text:style-name="T16">: parte del codice XML che definisce la mappatura per la tabella User e gli oggetti UserP.</text:span></text:p><text:p text:style-name="Caption"><text:span text:style-name="T16"/></text:p></draw:text-box></draw:frame>Bisogna porre particolare attenzione all'uso delle sessioni Hibernate: usare lo stesso oggetto persistente in due diverse sessioni contemporaneamente può creare delle inconsistenze nella base di dati e gli aggiornamenti effettuati sugli attributi di un oggetto non saranno notificati all'altro.</text:p>
      <text:p text:style-name="P1">Per questo motivo nel progetto viene usata una sessione globale per tutte le istanze dell'EJB che gestisce la sessione di utente connesso; infatti ogni utente può effettuare delle transazioni che modificano il campo <text:span text:style-name="T5">fund</text:span> di un altro utente del sistema. Per quanto riguarda i Session Bean Stateless, essi possono utilizzare delle sessioni indipendenti in quanto essi non modificano degli oggetti che vengono condivisi con altre entità.</text:p>
      <text:p text:style-name="P1">Hibernate permette di descrivere gli attributi in modo accurato, in modo da poter garantire la consistenza dei dati nel database. Ad esempio, nel codice XML riportato si può osservare che <text:s/>stato indicato il limite di dimensione del campo <text:span text:style-name="T5">deposit_address</text:span>.</text:p>
      <text:h text:style-name="Heading_20_4" text:outline-level="4">Application server</text:h>
      <text:p text:style-name="P1">Per il deployment è stato utilizzato l'<text:span text:style-name="T5">Application server</text:span> Glassfish. Esso si integra perfettamente nell'ambiente di sviluppo Eclipse Juno EE; lo stesso server Glassfish è stato installato automaticamente in fase di setup del progetto.</text:p>
      <text:p text:style-name="P1">Per implementare il requisito non funzionale che riguarda la sicurezza è necessario abilitare la crittografia SSL nella configurazione dell'application server; in questo modo verrà utilizzato HTTPS che, oltre alla crittografia a chiave simmetrica per proteggere i contenuti scambiati con il server, permette anche di verificare l'identità del server mediante un certificato da acquistare da una delle CA commerciali. Utilizzare un certificato SSL sul server permette di prevenire l'attacco <text:span text:style-name="T5">Man in the middle</text:span><text:span text:style-name="T5"><office:annotation><dc:creator>Martino Salvetti</dc:creator><dc:date>2013-01-29T23:02:00</dc:date><text:p text:style-name="P26"><text:span text:style-name="T22">Ref: http://it.wikipedia.org/wiki/Attacco_man_in_the_middle</text:span></text:p></office:annotation></text:span>. Nell'ambiente di test non è stato configurato il protocollo HTTPS, anche data la mancanza dei certificati firmati da una CA riconosciuta.</text:p>
      <text:h text:style-name="Heading_20_4" text:outline-level="4"><text:soft-page-break/>Interfaccia</text:h>
      <text:p text:style-name="P1">Per quanto riguarda l'interfaccia, si è scelto di utilizzare la tecnologia JSP supportata da classi Java Bean.</text:p>
      <text:p text:style-name="P1">La tecnologia JSP supporta in modo egregio l'inserimento di codice HTML/XHTML nelle pagine dinamiche, penalizzando un po' l'inserimento del codice. Esso, infatti, immerso nelle pagine HTML risulta illeggibile e non particolarmente mantenibile.</text:p>
      <text:p text:style-name="P1">L'interfaccia del sito Microbit è stata quindi progettata per sfruttare i vantaggi della tecnologia e mitigare i difetti. Questo è stato possibile grazie all'integrazione di JSP con le classi Java Bean: è possibile inserire in modo elegante in una pagina JSP un attributo di una classe Java Bean (tramite il costrutto <text:span text:style-name="T3">&lt;jsp:getProperty name=“ ” property=“ ” /&gt;</text:span>). Esse sono servite da <text:span text:style-name="T5">glue code</text:span> con la business logic del package <text:span text:style-name="T5">microbit.control</text:span>.</text:p>
      <text:h text:style-name="Heading_20_3" text:outline-level="3">Pattern utilizzati</text:h>
      <text:p text:style-name="P1">Il pattern utilizzato è il classico MVC, adatto soprattutto ad ambienti di programmazione ad oggetti. I package Java creati rispettano proprio questa divisione e il pattern emerge in ogni operazione che si può effettuare. L'utente utilizza l'<text:span text:style-name="T5">interfaccia</text:span> per impartire un comando; essa si interfaccia con il <text:span text:style-name="T5">controller</text:span> (esso non può in nessun modo interagire direttamente con il <text:span text:style-name="T5">modello</text:span>); il controller fornisce l'esito all'interfaccia dopo aver, eventualmente, scambiato dati con il modello.</text:p>
      <text:p text:style-name="P1">Si potrebbe osservare che, anche all'interno dell'interfaccia, esiste una suddivisione di questo tipo: le pagine JSP effettuano delle richieste alle classi Java Bean sottostanti che, dopo aver interagito con i livelli sottostanti, forniscono l'esito da mostrare all'utente.</text:p>
      <text:h text:style-name="Heading_20_2" text:outline-level="2">Progettazione dell'interfaccia</text:h>
      <text:p text:style-name="P1">Per quanto riguarda l'interfaccia, le linee guida seguite nell'implementazione prevedono delle pagine semplici e veloci; pagine minimali che permettano di impartire i comandi e di visualizzare l'esito in modo chiaro e immediato.</text:p>
      <text:p text:style-name="P1">Quando possibile, si sono evitati anche i bottoni, obbligando l'utente ad utilizzare il tasto Enter per confermare i dati inseriti in alcune form.</text:p>
      <text:p text:style-name="P1">Le comunicazioni all'utente sono dei semplici messaggi in font nero su sfondo bianco; l'unica eccezione riguarda i messaggi di errore o non ordinari, che sono invece in rosso, per trasmettere all'utente un senso di urgenza e attirare l'attenzione.</text:p>
      <text:p text:style-name="P1">Un'eccezione al minimalismo dell'interfaccia coinvolge un simpatico logo animato all'inizio della pagina.</text:p>
      <text:h text:style-name="Heading_20_1" text:outline-level="1">Implementazione e deployment</text:h>
      <text:p text:style-name="Text_20_body"/>
      <text:p text:style-name="P1"/>
      <text:p text:style-name="P1">1<text:span text:style-name="T1">.4 Implementation and deploymen</text:span>t<office:annotation><dc:creator>Martino Salvetti</dc:creator><dc:date>2013-01-29T18:48:00</dc:date><text:p text:style-name="P25"><text:span text:style-name="T22">sicurezza {password HMAC}</text:span></text:p></office:annotation></text:p>
      <text:p text:style-name="P1"/>
      <text:p text:style-name="P1">1<text:span text:style-name="T1">.4.1 State managemen</text:span>t </text:p>
      <text:p text:style-name="P1"/>
      <text:p text:style-name="P1">1<text:span text:style-name="T1">.4.1.1 web sessions, stateful bean(s</text:span>) <text:s/></text:p>
      <text:p text:style-name="P1"/>
      <text:p text:style-name="P1"><text:soft-page-break/>1<text:span text:style-name="T1">.4.2 Authentication and Authorization (optional</text:span>) </text:p>
      <text:p text:style-name="P1"/>
      <text:p text:style-name="P1">1<text:span text:style-name="T1">.4.3 Transactional behavio</text:span>r </text:p>
      <text:p text:style-name="P1"/>
      <text:p text:style-name="P1">1<text:span text:style-name="T1">.4.4 Technologies use</text:span>d </text:p>
      <text:p text:style-name="P1"/>
      <text:p text:style-name="P1">1<text:span text:style-name="T1">.4.5 Deployment considerations (if any, optional</text:span>) </text:p>
      <text:p text:style-name="P1"/>
      <text:p text:style-name="P1">1<text:span text:style-name="T1">.5 Comments and notes (optional</text:span>) </text:p>
      <text:p text:style-name="P1"/>
      <text:p text:style-name="P1">1.5.1 Main problems encountered during the project development </text:p>
      <text:p text:style-name="P1"/>
      <text:p text:style-name="P1">1.5.2 Any oth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 svg:font-family=""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1-30T00:57:32</dc:date>
    <dc:creator>Martino Salvetti</dc:creator>
    <meta:editing-duration>P2DT14H5M42S</meta:editing-duration>
    <meta:editing-cycles>35</meta:editing-cycles>
    <meta:document-statistic meta:table-count="0" meta:image-count="5" meta:object-count="0" meta:page-count="11" meta:paragraph-count="127" meta:word-count="2461" meta:character-count="16657" meta:non-whitespace-character-count="14337"/>
  </office:meta>
</office:document-meta>
</file>